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Reunião de retrospectiva - 05/11/2013</text:p>
      <text:p text:style-name="Standard"/>
      <text:p text:style-name="P1">Participantes:</text:p>
      <text:list xml:id="list903879525" text:style-name="L1">
        <text:list-item>
          <text:p text:style-name="P2">Régis, Grazielly, Cláudio, Nayalison</text:p>
        </text:list-item>
      </text:list>
      <text:p text:style-name="Standard"/>
      <text:p text:style-name="P1">O que foi bom?</text:p>
      <text:list xml:id="list990629984" text:style-name="L2">
        <text:list-item>
          <text:p text:style-name="P3">A migração para Grails vai facilitar bastante o restante do trabalho.</text:p>
        </text:list-item>
        <text:list-item>
          <text:p text:style-name="P3">Encontraram as bibliotecas para notificação (PARSE) e QRCODE (ZXingLib) já prontas.</text:p>
        </text:list-item>
      </text:list>
      <text:p text:style-name="Standard"/>
      <text:p text:style-name="P1">O que pode melhorar?</text:p>
      <text:list xml:id="list864198084" text:style-name="L3">
        <text:list-item>
          <text:p text:style-name="P4">Gerenciamento de tempo</text:p>
        </text:list-item>
        <text:list-item>
          <text:p text:style-name="P4">Outras disciplinas pra estudar</text:p>
        </text:list-item>
      </text:list>
      <text:p text:style-name="Standard"/>
      <text:p text:style-name="P1">Ações:</text:p>
      <text:list xml:id="list1932065314" text:style-name="L4">
        <text:list-item>
          <text:p text:style-name="P5">Não há açõ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s Simao</meta:initial-creator>
    <meta:creation-date>2013-09-12T16:31:07</meta:creation-date>
    <dc:date>2013-11-05T19:58:54</dc:date>
    <meta:editing-duration>PT17M26S</meta:editing-duration>
    <meta:editing-cycles>7</meta:editing-cycles>
    <meta:generator>LibreOffice/3.4$Unix LibreOffice_project/340m1$Build-402</meta:generator>
    <meta:document-statistic meta:table-count="0" meta:image-count="0" meta:object-count="0" meta:page-count="1" meta:paragraph-count="11" meta:word-count="57" meta:character-count="350" meta:non-whitespace-character-count="310"/>
  </office:meta>
</office:document-meta>
</file>